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style:contextual-spacing="false">
        <style:tab-stops>
          <style:tab-stop style:position="3.201cm"/>
          <style:tab-stop style:position="7.011cm"/>
          <style:tab-stop style:position="10.795cm"/>
        </style:tab-stops>
      </style:paragraph-properties>
      <style:text-properties officeooo:rsid="00115e32" officeooo:paragraph-rsid="00115e32"/>
    </style:style>
    <style:style style:name="P2" style:family="paragraph" style:parent-style-name="Standard">
      <style:paragraph-properties fo:margin-top="0cm" fo:margin-bottom="0.199cm" style:contextual-spacing="false">
        <style:tab-stops>
          <style:tab-stop style:position="3.201cm"/>
          <style:tab-stop style:position="7.011cm"/>
          <style:tab-stop style:position="10.795cm"/>
        </style:tab-stops>
      </style:paragraph-properties>
      <style:text-properties officeooo:rsid="00115e32" officeooo:paragraph-rsid="00115e32"/>
    </style:style>
    <style:style style:name="P3" style:family="paragraph" style:parent-style-name="Standard">
      <style:paragraph-properties fo:margin-top="0cm" fo:margin-bottom="0.199cm" style:contextual-spacing="false">
        <style:tab-stops>
          <style:tab-stop style:position="3.201cm"/>
          <style:tab-stop style:position="7.011cm"/>
          <style:tab-stop style:position="10.795cm"/>
        </style:tab-stops>
      </style:paragraph-properties>
      <style:text-properties officeooo:rsid="0015f6fd" officeooo:paragraph-rsid="0015f6f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officeooo:rsid="001396c9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Vorm1" draw:style-name="gr2" draw:text-style-name="P6" svg:x1="-0.125cm" svg:y1="-0.062cm" svg:x2="-0.125cm" svg:y2="2.769cm"><text:p/></draw:line><draw:line text:anchor-type="paragraph" draw:z-index="2" draw:name="Vorm3" draw:style-name="gr2" draw:text-style-name="P6" svg:x1="-0.125cm" svg:y1="-0.062cm" svg:x2="14.03cm" svg:y2="-0.062cm"><text:p/></draw:line><draw:line text:anchor-type="paragraph" draw:z-index="3" draw:name="Vorm1" draw:style-name="gr1" draw:text-style-name="P5" svg:x1="14.03cm" svg:y1="-0.062cm" svg:x2="14.03cm" svg:y2="2.769cm"><text:p/></draw:line><draw:line text:anchor-type="paragraph" draw:z-index="7" draw:name="Vorm1" draw:style-name="gr2" draw:text-style-name="P6" svg:x1="3.05cm" svg:y1="-0.074cm" svg:x2="3.05cm" svg:y2="2.757cm"><text:p/></draw:line><draw:line text:anchor-type="paragraph" draw:z-index="8" draw:name="Vorm1" draw:style-name="gr1" draw:text-style-name="P5" svg:x1="6.833cm" svg:y1="-0.074cm" svg:x2="6.833cm" svg:y2="2.757cm"><text:p/></draw:line><draw:line text:anchor-type="paragraph" draw:z-index="9" draw:name="Vorm1" draw:style-name="gr1" draw:text-style-name="P4" svg:x1="10.537cm" svg:y1="-0.062cm" svg:x2="10.537cm" svg:y2="2.771cm"><text:p/></draw:line><text:s text:c="3"/>Header 1<text:tab/><text:tab/>Header 2<text:tab/><text:tab/>Header 3<text:tab/><text:tab/>Header 4</text:p>
      <text:p text:style-name="P1"><draw:line text:anchor-type="paragraph" draw:z-index="6" draw:name="Vorm2" draw:style-name="gr1" draw:text-style-name="P5" svg:x1="-0.125cm" svg:y1="-0.018cm" svg:x2="14.03cm" svg:y2="-0.006cm"><text:p/></draw:line>Cell 1<text:tab/>Cell 2<text:tab/>Cell 3<text:tab/>Cell 4</text:p>
      <text:p text:style-name="P1"><draw:line text:anchor-type="paragraph" draw:z-index="5" draw:name="Vorm2" draw:style-name="gr2" draw:text-style-name="P6" svg:x1="-0.125cm" svg:y1="-0.097cm" svg:x2="14.03cm" svg:y2="-0.085cm"><text:p/></draw:line>Cell 5<text:tab/>Cell 6<text:tab/>Cell 7<text:tab/>Cell 8</text:p>
      <text:p text:style-name="P1"><draw:line text:anchor-type="paragraph" draw:z-index="1" draw:name="Vorm2" draw:style-name="gr3" draw:text-style-name="P6" svg:x1="-0.125cm" svg:y1="0.699cm" svg:x2="14.03cm" svg:y2="0.711cm"><text:p/></draw:line><draw:line text:anchor-type="paragraph" draw:z-index="4" draw:name="Vorm2" draw:style-name="gr1" draw:text-style-name="P5" svg:x1="-0.125cm" svg:y1="-0.095cm" svg:x2="14.03cm" svg:y2="-0.083cm"><text:p/></draw:line>Cell 9<text:tab/>Cell 10<text:tab/>Cell 11<text:tab/>Cell 12</text:p>
      <text:p text:style-name="P1"/>
      <text:p text:style-name="P3">Test<text:tab/><text:tab/>Test2</text:p>
      <text:p text:style-name="P1"><text:tab/><text:span text:style-name="T1">The previous tab should not trigger the chec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23T14:50:58.951000000</meta:creation-date>
    <meta:editing-cycles>7</meta:editing-cycles>
    <meta:editing-duration>PT19M51S</meta:editing-duration>
    <dc:title>Document met titel</dc:title>
    <dc:date>2024-07-12T11:16:53.249000000</dc:date>
    <meta:generator>LibreOfficeDev/24.2.0.0.alpha0$Windows_X86_64 LibreOffice_project/b3fdd999f87312447d03915585812b3a5cd48141</meta:generator>
    <dc:creator>Balázs Varga</dc:creator>
    <meta:document-statistic meta:table-count="0" meta:image-count="0" meta:object-count="0" meta:page-count="1" meta:paragraph-count="6" meta:word-count="42" meta:character-count="182" meta:non-whitespace-character-count="138"/>
  </office:meta>
</office:document-meta>
</file>